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color="#333333" fo:font-size="10pt" fo:font-style="italic" style:font-size-asian="10pt" style:font-style-asian="italic" style:font-size-complex="10pt" style:font-style-complex="italic"/>
    </style:style>
    <style:style style:name="P2" style:family="paragraph" style:parent-style-name="Text_20_body">
      <style:text-properties fo:font-style="italic" officeooo:rsid="0016466a" officeooo:paragraph-rsid="00288661" style:font-style-asian="italic" style:font-style-complex="italic"/>
    </style:style>
    <style:style style:name="P3" style:family="paragraph" style:parent-style-name="Text_20_body">
      <style:text-properties officeooo:paragraph-rsid="00224532"/>
    </style:style>
    <style:style style:name="P4" style:family="paragraph" style:parent-style-name="Text_20_body">
      <style:text-properties fo:font-weight="normal" officeooo:rsid="003342f8" officeooo:paragraph-rsid="003342f8" style:font-weight-asian="normal" style:font-weight-complex="normal"/>
    </style:style>
    <style:style style:name="P5" style:family="paragraph" style:parent-style-name="Text_20_body">
      <style:text-properties fo:font-weight="normal" officeooo:rsid="0022dcb2" officeooo:paragraph-rsid="003342f8" style:font-weight-asian="normal" style:font-weight-complex="normal"/>
    </style:style>
    <style:style style:name="P6" style:family="paragraph" style:parent-style-name="Text_20_body">
      <style:text-properties officeooo:rsid="002d37fb" officeooo:paragraph-rsid="002d37fb"/>
    </style:style>
    <style:style style:name="P7" style:family="paragraph" style:parent-style-name="Text_20_body">
      <style:text-properties officeooo:rsid="00215298" officeooo:paragraph-rsid="002d37fb"/>
    </style:style>
    <style:style style:name="P8" style:family="paragraph" style:parent-style-name="Text_20_body">
      <style:text-properties officeooo:paragraph-rsid="002d37fb"/>
    </style:style>
    <style:style style:name="P9" style:family="paragraph" style:parent-style-name="Text_20_body">
      <style:text-properties officeooo:rsid="002ec45f" officeooo:paragraph-rsid="002ec45f"/>
    </style:style>
    <style:style style:name="P10" style:family="paragraph" style:parent-style-name="Text_20_body">
      <style:text-properties officeooo:rsid="00264795" officeooo:paragraph-rsid="002ec45f"/>
    </style:style>
    <style:style style:name="P11" style:family="paragraph" style:parent-style-name="Text_20_body">
      <style:text-properties officeooo:rsid="00264795" officeooo:paragraph-rsid="002f5434"/>
    </style:style>
    <style:style style:name="P12" style:family="paragraph" style:parent-style-name="Text_20_body">
      <style:text-properties officeooo:rsid="003062ae" officeooo:paragraph-rsid="003062ae"/>
    </style:style>
    <style:style style:name="P13" style:family="paragraph" style:parent-style-name="Text_20_body">
      <style:text-properties officeooo:rsid="0031ec2c" officeooo:paragraph-rsid="0031ec2c"/>
    </style:style>
    <style:style style:name="P14" style:family="paragraph" style:parent-style-name="Text_20_body">
      <style:text-properties officeooo:rsid="003342f8" officeooo:paragraph-rsid="003342f8"/>
    </style:style>
    <style:style style:name="P15" style:family="paragraph" style:parent-style-name="Text_20_body">
      <style:text-properties style:use-window-font-color="true" officeooo:rsid="003342f8" officeooo:paragraph-rsid="003342f8"/>
    </style:style>
    <style:style style:name="P16" style:family="paragraph" style:parent-style-name="Text_20_body">
      <style:text-properties style:use-window-font-color="true" officeooo:rsid="003342f8" officeooo:paragraph-rsid="00343d13"/>
    </style:style>
    <style:style style:name="P17" style:family="paragraph" style:parent-style-name="Text_20_body">
      <style:text-properties style:use-window-font-color="true" officeooo:rsid="003342f8" officeooo:paragraph-rsid="003558ad"/>
    </style:style>
    <style:style style:name="P18" style:family="paragraph" style:parent-style-name="Text_20_body">
      <style:text-properties style:use-window-font-color="true" officeooo:rsid="003558ad" officeooo:paragraph-rsid="003558ad"/>
    </style:style>
    <style:style style:name="P19" style:family="paragraph" style:parent-style-name="Text_20_body">
      <style:text-properties officeooo:paragraph-rsid="003342f8"/>
    </style:style>
    <style:style style:name="P20" style:family="paragraph" style:parent-style-name="Text_20_body">
      <style:text-properties officeooo:rsid="00235ba7" officeooo:paragraph-rsid="00343d13"/>
    </style:style>
    <style:style style:name="P21" style:family="paragraph" style:parent-style-name="Text_20_body">
      <style:text-properties officeooo:rsid="00235ba7" officeooo:paragraph-rsid="00378dae"/>
    </style:style>
    <style:style style:name="P22" style:family="paragraph" style:parent-style-name="Text_20_body">
      <style:text-properties officeooo:rsid="00236fb5" officeooo:paragraph-rsid="003342f8"/>
    </style:style>
    <style:style style:name="P23" style:family="paragraph" style:parent-style-name="Text_20_body">
      <style:text-properties officeooo:rsid="00343d13" officeooo:paragraph-rsid="00343d13"/>
    </style:style>
    <style:style style:name="P24" style:family="paragraph" style:parent-style-name="Text_20_body">
      <style:text-properties officeooo:rsid="00343d13" officeooo:paragraph-rsid="003558ad"/>
    </style:style>
    <style:style style:name="P25" style:family="paragraph" style:parent-style-name="Text_20_body">
      <style:text-properties officeooo:rsid="003558ad" officeooo:paragraph-rsid="00343d13"/>
    </style:style>
    <style:style style:name="P26" style:family="paragraph" style:parent-style-name="Text_20_body">
      <style:text-properties officeooo:rsid="003558ad" officeooo:paragraph-rsid="003558ad"/>
    </style:style>
    <style:style style:name="P27" style:family="paragraph" style:parent-style-name="Text_20_body">
      <style:text-properties officeooo:rsid="003558ad" officeooo:paragraph-rsid="00378dae"/>
    </style:style>
    <style:style style:name="P28" style:family="paragraph" style:parent-style-name="Text_20_body">
      <style:text-properties officeooo:rsid="003558ad" officeooo:paragraph-rsid="003a2da6"/>
    </style:style>
    <style:style style:name="P29" style:family="paragraph" style:parent-style-name="Text_20_body">
      <style:text-properties officeooo:rsid="00269bb3" officeooo:paragraph-rsid="002f5434"/>
    </style:style>
    <style:style style:name="P30" style:family="paragraph" style:parent-style-name="Standard">
      <style:text-properties officeooo:rsid="0016466a" officeooo:paragraph-rsid="0016466a"/>
    </style:style>
    <style:style style:name="P31" style:family="paragraph" style:parent-style-name="Subtitle">
      <style:text-properties officeooo:paragraph-rsid="00288661"/>
    </style:style>
    <style:style style:name="P32" style:family="paragraph" style:parent-style-name="Preformatted_20_Text">
      <style:text-properties fo:font-weight="bold" style:font-weight-asian="bold" style:font-weight-complex="bold"/>
    </style:style>
    <style:style style:name="P33" style:family="paragraph" style:parent-style-name="Preformatted_20_Text">
      <style:text-properties fo:font-weight="bold" officeooo:paragraph-rsid="00264795" style:font-weight-asian="bold" style:font-weight-complex="bold"/>
    </style:style>
    <style:style style:name="P34" style:family="paragraph" style:parent-style-name="Quotations">
      <style:paragraph-properties fo:margin-left="0cm" fo:margin-right="1cm" fo:text-indent="0cm" style:auto-text-indent="false"/>
    </style:style>
    <style:style style:name="P35" style:family="paragraph" style:parent-style-name="Heading_20_2">
      <style:text-properties fo:color="#3f8000"/>
    </style:style>
    <style:style style:name="P36" style:family="paragraph" style:parent-style-name="Heading_20_2">
      <style:paragraph-properties fo:text-align="start" style:justify-single-word="false"/>
    </style:style>
    <style:style style:name="P37" style:family="paragraph" style:parent-style-name="Heading_20_3">
      <style:text-properties fo:color="#3f8000"/>
    </style:style>
    <style:style style:name="P38" style:family="paragraph" style:parent-style-name="Heading_20_3">
      <style:text-properties fo:color="#3f8000" officeooo:paragraph-rsid="0029c617"/>
    </style:style>
    <style:style style:name="P39" style:family="paragraph" style:parent-style-name="Heading_20_3">
      <style:text-properties officeooo:paragraph-rsid="0022dcb2"/>
    </style:style>
    <style:style style:name="P40" style:family="paragraph" style:parent-style-name="Heading_20_3">
      <style:text-properties fo:color="#e0c838" officeooo:paragraph-rsid="001cabdb"/>
    </style:style>
    <style:style style:name="P41" style:family="paragraph" style:parent-style-name="Heading_20_3">
      <style:text-properties officeooo:paragraph-rsid="00235ba7"/>
    </style:style>
    <style:style style:name="P42" style:family="paragraph" style:parent-style-name="Text_20_body" style:list-style-name="L1">
      <style:text-properties fo:font-weight="bold" officeooo:rsid="00169b71" officeooo:paragraph-rsid="00169b71" style:font-weight-asian="bold" style:font-weight-complex="bold"/>
    </style:style>
    <style:style style:name="P43" style:family="paragraph" style:parent-style-name="Text_20_body" style:list-style-name="L1">
      <style:text-properties fo:font-weight="normal" officeooo:rsid="00169b71" officeooo:paragraph-rsid="00169b71" style:font-weight-asian="normal" style:font-weight-complex="normal"/>
    </style:style>
    <style:style style:name="P44" style:family="paragraph" style:parent-style-name="Text_20_body" style:list-style-name="L2">
      <style:text-properties fo:font-weight="normal" officeooo:rsid="0022dcb2" officeooo:paragraph-rsid="003342f8" style:font-weight-asian="normal" style:font-weight-complex="normal"/>
    </style:style>
    <style:style style:name="P45" style:family="paragraph" style:parent-style-name="Text_20_body" style:list-style-name="L2">
      <style:text-properties fo:font-weight="normal" officeooo:rsid="003342f8" officeooo:paragraph-rsid="003342f8" style:font-weight-asian="normal" style:font-weight-complex="normal"/>
    </style:style>
    <style:style style:name="P46" style:family="paragraph" style:parent-style-name="Text_20_body" style:list-style-name="L3">
      <style:text-properties officeooo:rsid="00378dae" officeooo:paragraph-rsid="00378dae"/>
    </style:style>
    <style:style style:name="P47" style:family="paragraph" style:parent-style-name="Text_20_body" style:list-style-name="L4">
      <style:text-properties officeooo:rsid="002f5434" officeooo:paragraph-rsid="002f5434"/>
    </style:style>
    <style:style style:name="P48" style:family="paragraph" style:parent-style-name="Text_20_body" style:list-style-name="L5">
      <style:text-properties officeooo:rsid="00269bb3" officeooo:paragraph-rsid="002f5434"/>
    </style:style>
    <style:style style:name="P49" style:family="paragraph" style:parent-style-name="Text_20_body" style:list-style-name="L5">
      <style:text-properties officeooo:rsid="00264795" officeooo:paragraph-rsid="002f5434"/>
    </style:style>
    <style:style style:name="P50" style:family="paragraph" style:parent-style-name="Text_20_body" style:list-style-name="L6">
      <style:text-properties officeooo:rsid="002ec45f" officeooo:paragraph-rsid="002ec45f"/>
    </style:style>
    <style:style style:name="P51" style:family="paragraph" style:parent-style-name="Text_20_body" style:list-style-name="L7">
      <style:text-properties officeooo:paragraph-rsid="002ec45f"/>
    </style:style>
    <style:style style:name="T1" style:family="text">
      <style:text-properties officeooo:rsid="0016466a"/>
    </style:style>
    <style:style style:name="T2" style:family="text">
      <style:text-properties officeooo:rsid="00169b71"/>
    </style:style>
    <style:style style:name="T3" style:family="text">
      <style:text-properties style:text-underline-style="none"/>
    </style:style>
    <style:style style:name="T4" style:family="text">
      <style:text-properties officeooo:rsid="0018c15d"/>
    </style:style>
    <style:style style:name="T5" style:family="text">
      <style:text-properties officeooo:rsid="001cabdb"/>
    </style:style>
    <style:style style:name="T6" style:family="text">
      <style:text-properties officeooo:rsid="001d1b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e0c838"/>
    </style:style>
    <style:style style:name="T9" style:family="text">
      <style:text-properties fo:color="#e0c838" officeooo:rsid="002004e1"/>
    </style:style>
    <style:style style:name="T10" style:family="text">
      <style:text-properties fo:color="#e0c838" officeooo:rsid="0017e219"/>
    </style:style>
    <style:style style:name="T11" style:family="text">
      <style:text-properties fo:color="#e0c838" officeooo:rsid="00235ba7"/>
    </style:style>
    <style:style style:name="T12" style:family="text">
      <style:text-properties fo:color="#666666"/>
    </style:style>
    <style:style style:name="T13" style:family="text">
      <style:text-properties fo:color="#666666" officeooo:rsid="002004e1"/>
    </style:style>
    <style:style style:name="T14" style:family="text">
      <style:text-properties fo:color="#666666" officeooo:rsid="001cabdb"/>
    </style:style>
    <style:style style:name="T15" style:family="text">
      <style:text-properties fo:color="#666666" officeooo:rsid="00235ba7"/>
    </style:style>
    <style:style style:name="T16" style:family="text">
      <style:text-properties officeooo:rsid="00235ba7"/>
    </style:style>
    <style:style style:name="T17" style:family="text">
      <style:text-properties style:text-line-through-style="none" style:text-line-through-type="none" officeooo:rsid="00224532"/>
    </style:style>
    <style:style style:name="T18" style:family="text">
      <style:text-properties style:text-line-through-style="none" style:text-line-through-type="none" officeooo:rsid="002d37fb"/>
    </style:style>
    <style:style style:name="T19" style:family="text">
      <style:text-properties style:text-line-through-style="none" style:text-line-through-type="none" officeooo:rsid="00215298"/>
    </style:style>
    <style:style style:name="T20" style:family="text">
      <style:text-properties officeooo:rsid="002d37fb"/>
    </style:style>
    <style:style style:name="T21" style:family="text">
      <style:text-properties officeooo:rsid="002ec45f"/>
    </style:style>
    <style:style style:name="T22" style:family="text">
      <style:text-properties officeooo:rsid="00269bb3"/>
    </style:style>
    <style:style style:name="T23" style:family="text">
      <style:text-properties officeooo:rsid="002772f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ec45f" style:font-weight-asian="normal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2ec45f" style:font-style-asian="italic" style:font-style-complex="italic"/>
    </style:style>
    <style:style style:name="T28" style:family="text">
      <style:text-properties officeooo:rsid="002f5434"/>
    </style:style>
    <style:style style:name="T29" style:family="text">
      <style:text-properties officeooo:rsid="00264795"/>
    </style:style>
    <style:style style:name="T30" style:family="text">
      <style:text-properties officeooo:rsid="002c39be"/>
    </style:style>
    <style:style style:name="T31" style:family="text">
      <style:text-properties officeooo:rsid="0031ec2c"/>
    </style:style>
    <style:style style:name="T32" style:family="text">
      <style:text-properties officeooo:rsid="003342f8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officeooo:rsid="003342f8"/>
    </style:style>
    <style:style style:name="T35" style:family="text">
      <style:text-properties officeooo:rsid="00256d19"/>
    </style:style>
    <style:style style:name="T36" style:family="text">
      <style:text-properties officeooo:rsid="00378dae"/>
    </style:style>
    <style:style style:name="T37" style:family="text">
      <style:text-properties officeooo:rsid="003a2da6"/>
    </style:style>
    <style:style style:name="T38" style:family="text">
      <style:text-properties officeooo:rsid="003bf3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1 <text:span text:style-name="T1">- </text:span>Politique<text:span text:style-name="T5">s</text:span> de libre accès des éditeurs en chimie</text:h>
      <text:p text:style-name="P30"/>
      <text:p text:style-name="P31">Editeur : Elsevier</text:p>
      <text:p text:style-name="P2">Conserver uniquement l'éditeur choisi pour la fiche et supprimer les autes mentions</text:p>
      <text:p text:style-name="P2"/>
      <text:p text:style-name="Horizontal_20_Line"/>
      <text:h text:style-name="P35" text:outline-level="2"><text:span text:style-name="T16">1. </text:span>Rubrique 1 : <text:span text:style-name="T3">green open access</text:span></text:h>
      <text:p text:style-name="P32"/>
      <text:p text:style-name="Preformatted_20_Text"><text:span text:style-name="T7">URL des pages consultées :</text:span> </text:p>
      <text:p text:style-name="P3"><text:a xlink:type="simple" xlink:href="https://authorservices.wiley.com/author-resources/Journal-Authors/licensing/self-archiving.html" text:style-name="Internet_20_link" text:visited-style-name="Visited_20_Internet_20_Link"/></text:p>
      <text:p text:style-name="P6"><text:a xlink:type="simple" xlink:href="https://www.elsevier.com/about/open-science/open-access" text:style-name="Internet_20_link" text:visited-style-name="Visited_20_Internet_20_Link">https://www.elsevier.com/about/open-science/open-access</text:a></text:p>
      <text:p text:style-name="P6"><text:a xlink:type="simple" xlink:href="https://www.elsevier.com/about/open-science/open-access/journal-embargo-finder" text:style-name="Internet_20_link" text:visited-style-name="Visited_20_Internet_20_Link">https://www.elsevier.com/about/open-science/open-access/journal-embargo-finder</text:a></text:p>
      <text:p text:style-name="P9">https://www.elsevier.com/about/policies/sharing</text:p>
      <text:h text:style-name="P37" text:outline-level="3"><text:span text:style-name="T16">1.2 </text:span>Comment situer la politique de cet éditeur par rapport à ce que permet la loi pour une République numérique?</text:h>
      <text:list xml:id="list299909222" text:style-name="L1">
        <text:list-item>
          <text:p text:style-name="P42">Plus restrictive</text:p>
        </text:list-item>
        <text:list-item>
          <text:p text:style-name="P43">Moins restrictive</text:p>
        </text:list-item>
      </text:list>
      <text:h text:style-name="P38" text:outline-level="3"><text:span text:style-name="T16">1.3 </text:span>Précisez : <text:span text:style-name="T2">Quelle(s) version(s) d'un article est-il permis de déposer dans une archive ouverte (preprint, manuscrit accepté, etc.)? Avec quelle durée d'embargo ?</text:span></text:h>
      <text:p text:style-name="P7"><text:span text:style-name="T24">Preprint : sans embargo </text:span><text:span text:style-name="T25">- certaines revues peuvant avoir une politique spécifique (voir 4.2)</text:span></text:p>
      <text:p text:style-name="P7">Manuscrit accepté : <text:span text:style-name="T20">durée d'embargo variable </text:span>de 12 <text:span text:style-name="T20">à 24 mois + licence CC BY-NC-ND</text:span></text:p>
      <text:p text:style-name="P8"><text:span text:style-name="T17">L</text:span><text:span text:style-name="T19">'embargo précis pour une revue peut être vérifié sur le site d'</text:span><text:span text:style-name="T18">Elsevier</text:span><text:span text:style-name="T19"> grâce à l'outil intégré </text:span><text:a xlink:type="simple" xlink:href="https://www.elsevier.com/about/open-science/open-access/journal-embargo-finder" text:style-name="Internet_20_link" text:visited-style-name="Visited_20_Internet_20_Link"><text:span text:style-name="T18">Journal Embargo Finder</text:span></text:a><text:span text:style-name="T18"> </text:span><text:span text:style-name="T19">ou sur </text:span><text:a xlink:type="simple" xlink:href="http://sherpa.ac.uk/romeo/journals.php?id=30&amp;fIDnum=%7C&amp;mode=simple&amp;letter=A&amp;la=en" text:style-name="Internet_20_link" text:visited-style-name="Visited_20_Internet_20_Link"><text:span text:style-name="T19">Sherpa-Romeo : liste des revues publiées ou co-publiées par </text:span></text:a><text:a xlink:type="simple" xlink:href="http://sherpa.ac.uk/romeo/journals.php?id=30&amp;fIDnum=%7C&amp;mode=simple&amp;letter=A&amp;la=en" text:style-name="Internet_20_link" text:visited-style-name="Visited_20_Internet_20_Link"><text:span text:style-name="T18">Elsevier</text:span></text:a><text:span text:style-name="T19">.</text:span></text:p>
      <text:p text:style-name="Horizontal_20_Line"/>
      <text:h text:style-name="Heading_20_2" text:outline-level="2"><text:span text:style-name="T11">2. </text:span><text:span text:style-name="T8">Rubrique </text:span><text:span text:style-name="T10">2</text:span><text:span text:style-name="T8"> : g</text:span><text:span text:style-name="T10">old</text:span><text:span text:style-name="T8"> open access</text:span></text:h>
      <text:p text:style-name="P32"/>
      <text:p text:style-name="Preformatted_20_Text"><text:span text:style-name="T7">URL des pages consultées :</text:span> </text:p>
      <text:p text:style-name="Preformatted_20_Text"/>
      <text:p text:style-name="Text_20_body">https://www.elsevier.com/about/open-science/open-access</text:p>
      <text:p text:style-name="P19"><text:a xlink:type="simple" xlink:href="https://www.elsevier.com/__data/promis_misc/j.custom97.xlsx" text:style-name="Internet_20_link" text:visited-style-name="Visited_20_Internet_20_Link"><text:span text:style-name="T34">https://www.elsevier.com/__data/promis_misc/j.custom97.xlsx</text:span></text:a></text:p>
      <text:p text:style-name="P15"><text:a xlink:type="simple" xlink:href="https://www.elsevier.com/about/policies/open-access-licenses" text:style-name="Internet_20_link" text:visited-style-name="Visited_20_Internet_20_Link">https://www.elsevier.com/about/policies/open-access-licenses</text:a></text:p>
      <text:p text:style-name="P15"><text:a xlink:type="simple" xlink:href="https://www.elsevier.com/about/policies/open-access-licenses/user-licences" text:style-name="Internet_20_link" text:visited-style-name="Visited_20_Internet_20_Link">https://www.elsevier.com/about/policies/open-access-licenses/user-licences</text:a></text:p>
      <text:p text:style-name="P24"><text:a xlink:type="simple" xlink:href="https://www.elsevier.com/about/open-science/open-access/agreements" text:style-name="Internet_20_link" text:visited-style-name="Visited_20_Internet_20_Link">https://www.elsevier.com/about/open-science/open-access/agreements</text:a></text:p>
      <text:p text:style-name="P26"><text:soft-page-break/><text:a xlink:type="simple" xlink:href="https://www.elsevier.com/about/open-science/open-access/agreements/france-couperin-consortium" text:style-name="Internet_20_link" text:visited-style-name="Visited_20_Internet_20_Link">https://www.elsevier.com/about/open-science/open-access/agreements/france-couperin-consortium</text:a></text:p>
      <text:p text:style-name="P18">https://www.couperin.org/images/stories/NEGOCIATIONS/2019-11-26-Communiqu-Couperin-Abes-MESRI-LN-Elsevier.pdf</text:p>
      <text:h text:style-name="P39" text:outline-level="3"><text:span text:style-name="T11">2.1 </text:span><text:span text:style-name="T8">Nombre de titres concernés </text:span><text:span text:style-name="T9">(toutes disciplines confondues) ou lien vers la liste</text:span> </text:h>
      <text:p text:style-name="P14">325</text:p>
      <text:p text:style-name="P14"><text:a xlink:type="simple" xlink:href="https://www.elsevier.com/about/open-science/open-access/open-access-journals" text:style-name="Internet_20_link" text:visited-style-name="Visited_20_Internet_20_Link">https://www.elsevier.com/about/open-science/open-access/open-access-journals</text:a></text:p>
      <text:p text:style-name="P25"/>
      <text:h text:style-name="P40" text:outline-level="3"><text:span text:style-name="T16">2.2 </text:span>Licences de publication <text:span text:style-name="T5">possibles</text:span></text:h>
      <text:p text:style-name="P4">Elsevier user license : exclut la réutilisation dans d'autre travaux, les usages commerciaux et le dépôt dans une archive ouverte // autorise la lecture, l'impression et le téléchargement, le téléchargement à des fins de TDM (fouille de textes et de données) et la traduction</text:p>
      <text:p text:style-name="P5">Creative Commons : </text:p>
      <text:list xml:id="list1275652967" text:style-name="L2">
        <text:list-item>
          <text:p text:style-name="P44">CC BY </text:p>
        </text:list-item>
        <text:list-item>
          <text:p text:style-name="P45">CC BY-NC-SA</text:p>
        </text:list-item>
        <text:list-item>
          <text:p text:style-name="P44">CC BY-NC<text:span text:style-name="T32">-ND </text:span></text:p>
        </text:list-item>
      </text:list>
      <text:h text:style-name="Heading_20_3" text:outline-level="3"><text:span text:style-name="T11">2.3 </text:span><text:span text:style-name="T8">Politique tarifaire en quelques mots</text:span> </text:h>
      <text:p text:style-name="P20">Les <text:span text:style-name="T36">tarifs</text:span> varient en fonction des revues. <text:span text:style-name="T35">La seule réduction tarifaire applicable est liée à l'institution (affiliation ou financement).</text:span></text:p>
      <text:p text:style-name="P27">Pour la France, <text:span text:style-name="T36">une</text:span> licence nationale 2019-2022 permet <text:span text:style-name="T36">aux établissements signataires </text:span>de bénéficier d'un tarif réduit de 25% sur les APC <text:span text:style-name="T36">de toutes les revues, à l'exception des sous-ensembles suivants.</text:span></text:p>
      <text:list xml:id="list2962609669" text:style-name="L3">
        <text:list-item>
          <text:p text:style-name="P46">Lancet</text:p>
        </text:list-item>
        <text:list-item>
          <text:p text:style-name="P46">Cell Press</text:p>
        </text:list-item>
        <text:list-item>
          <text:p text:style-name="P46">Certains titres de revues de sociétés savantes n’acceptant pas l’intégration de leur portefeuille dans l’accord. </text:p>
        </text:list-item>
      </text:list>
      <text:p text:style-name="P28">Les modalités pratiques d'application seront prochainement disponibles. <text:span text:style-name="T37">Pour tout renseignement complémentaire, contactez la bibliothèque - à l'université de Bordeaux : </text:span><text:a xlink:type="simple" xlink:href="mailto:doc-ressourcesNum@u-bordeaux.fr" text:style-name="Internet_20_link" text:visited-style-name="Visited_20_Internet_20_Link"><text:span text:style-name="T37">doc-ressourcesNum@u-bordeaux.fr</text:span></text:a><text:span text:style-name="T37"> .</text:span></text:p>
      <text:p text:style-name="Horizontal_20_Line"/>
      <text:h text:style-name="P36" text:outline-level="2"><text:span text:style-name="T15">3. </text:span><text:span text:style-name="T12">Rubrique 3 : hybrid open access</text:span></text:h>
      <text:p text:style-name="P32"/>
      <text:p text:style-name="P32">URL des pages consultées :</text:p>
      <text:p text:style-name="P32"/>
      <text:p text:style-name="P22"><text:a xlink:type="simple" xlink:href="https://www.elsevier.com/about/open-science/open-access" text:style-name="Internet_20_link" text:visited-style-name="Visited_20_Internet_20_Link"><text:span text:style-name="T34">https://www.elsevier.com/about/open-science/open-access</text:span></text:a></text:p>
      <text:p text:style-name="P16"><text:a xlink:type="simple" xlink:href="https://www.elsevier.com/about/policies/open-access-licenses" text:style-name="Internet_20_link" text:visited-style-name="Visited_20_Internet_20_Link">https://www.elsevier.com/about/policies/open-access-licenses</text:a></text:p>
      <text:p text:style-name="P16">https://www.elsevier.com/about/policies/open-access-licenses/user-licences</text:p>
      <text:p text:style-name="P22"><text:soft-page-break/><text:a xlink:type="simple" xlink:href="https://www.elsevier.com/__data/promis_misc/j.custom97.xlsx" text:style-name="Internet_20_link" text:visited-style-name="Visited_20_Internet_20_Link"><text:span text:style-name="T34">https://www.elsevier.com/__data/promis_misc/j.custom97.xlsx</text:span></text:a></text:p>
      <text:p text:style-name="P23"><text:a xlink:type="simple" xlink:href="https://www.elsevier.com/about/open-science/open-access/agreements" text:style-name="Internet_20_link" text:visited-style-name="Visited_20_Internet_20_Link"><text:span text:style-name="T34">https://www.elsevier.com/about/open-science/open-access/agreements</text:span></text:a></text:p>
      <text:p text:style-name="P26"><text:a xlink:type="simple" xlink:href="https://www.elsevier.com/about/open-science/open-access/agreements/france-couperin-consortium" text:style-name="Internet_20_link" text:visited-style-name="Visited_20_Internet_20_Link"><text:span text:style-name="T34">https://www.elsevier.com/about/open-science/open-access/agreements/france-couperin-consortium</text:span></text:a></text:p>
      <text:p text:style-name="P17">https://www.couperin.org/images/stories/NEGOCIATIONS/2019-11-26-Communiqu-Couperin-Abes-MESRI-LN-Elsevier.pdf</text:p>
      <text:h text:style-name="P39" text:outline-level="3"><text:span text:style-name="T15">3.1 </text:span><text:span text:style-name="T12">Nombre de titres concernés </text:span><text:span text:style-name="T13">(toutes disciplines confondues) ou lien vers la liste</text:span> </text:h>
      <text:p text:style-name="P14">1968 </text:p>
      <text:p text:style-name="P14"><text:a xlink:type="simple" xlink:href="https://www.elsevier.com/__data/promis_misc/j.custom97.xlsx" text:style-name="Internet_20_link" text:visited-style-name="Visited_20_Internet_20_Link"><text:span text:style-name="T33">https://www.elsevier.com/__data/promis_misc/j.custom97.xlsx</text:span></text:a></text:p>
      <text:h text:style-name="P41" text:outline-level="3"><text:span text:style-name="T15">3.2 </text:span><text:span text:style-name="T12">Licences de publication </text:span><text:span text:style-name="T14">possibles</text:span> </text:h>
      <text:p text:style-name="P4">Elsevier user license : exclut la réutilisation dans d'autre travaux, les usages commerciaux et le dépôt dans une archive ouverte // autorise la lecture, l'impression et le téléchargement, le téléchargement à des fins de TDM (fouille de textes et de données) et la traduction</text:p>
      <text:p text:style-name="P5">Creative Commons : </text:p>
      <text:list xml:id="list120810018832826" text:continue-list="list1275652967" text:style-name="L2">
        <text:list-item>
          <text:p text:style-name="P44">CC BY </text:p>
        </text:list-item>
        <text:list-item>
          <text:p text:style-name="P45">CC BY-NC-SA</text:p>
        </text:list-item>
        <text:list-item>
          <text:p text:style-name="P44">CC BY-NC<text:span text:style-name="T32">-ND</text:span></text:p>
        </text:list-item>
      </text:list>
      <text:h text:style-name="P41" text:outline-level="3"><text:span text:style-name="T15">3.3 </text:span><text:span text:style-name="T12">Politique tarifaire en quelques mots</text:span></text:h>
      <text:p text:style-name="P21">Les <text:span text:style-name="T36">tarifs</text:span> varient en fonction des revues. <text:span text:style-name="T35">La seule réduction tarifaire applicable est liée à l'institution (affiliation ou financement).</text:span></text:p>
      <text:p text:style-name="P27">Pour la France, <text:span text:style-name="T36">une</text:span> licence nationale 2019-2022 permet <text:span text:style-name="T36">aux établissements signataires </text:span>de bénéficier d'un tarif réduit de 25% sur les APC <text:span text:style-name="T36">de toutes les revues, à l'exception des sous-ensembles suivants.</text:span></text:p>
      <text:list xml:id="list120810649422272" text:continue-list="list2962609669" text:style-name="L3">
        <text:list-item>
          <text:p text:style-name="P46">Lancet</text:p>
        </text:list-item>
        <text:list-item>
          <text:p text:style-name="P46">Cell Press</text:p>
        </text:list-item>
        <text:list-item>
          <text:p text:style-name="P46">Certains titres de revues de sociétés savantes n’acceptant pas l’intégration de leur portefeuille dans l’accord. </text:p>
        </text:list-item>
      </text:list>
      <text:p text:style-name="P28">Les modalités pratiques d'application seront prochainement disponibles. <text:span text:style-name="T37">Pour tout renseignement complémentaire, contactez la bibliothèque - à l'université de Bordeaux : </text:span><text:a xlink:type="simple" xlink:href="mailto:doc-ressourcesNum@u-bordeaux.fr" text:style-name="Internet_20_link" text:visited-style-name="Visited_20_Internet_20_Link"><text:span text:style-name="T37">doc-ressourcesNum@u-bordeaux.fr</text:span></text:a><text:span text:style-name="T37"> .</text:span></text:p>
      <text:p text:style-name="Horizontal_20_Line"/>
      <text:h text:style-name="Heading_20_2" text:outline-level="2"><text:span text:style-name="T16">4. </text:span>Rubrique 4 (facultatif) : autres </text:h>
      <text:p text:style-name="P33"/>
      <text:p text:style-name="P33">URL des pages consultées :</text:p>
      <text:p text:style-name="P33"/>
      <text:p text:style-name="P9"><text:a xlink:type="simple" xlink:href="https://www.elsevier.com/about/policies/sharing" text:style-name="Internet_20_link" text:visited-style-name="Visited_20_Internet_20_Link">https://www.elsevier.com/about/policies/sharing</text:a></text:p>
      <text:p text:style-name="P10"><text:a xlink:type="simple" xlink:href="https://www.howcanishareit.com/" text:style-name="Internet_20_link" text:visited-style-name="Visited_20_Internet_20_Link"><text:span text:style-name="T23">https://www.howcanishareit.com/</text:span></text:a></text:p>
      <text:p text:style-name="P13"><text:soft-page-break/><text:a xlink:type="simple" xlink:href="https://www.elsevier.com/about/open-science/open-access/open-archive" text:style-name="Internet_20_link" text:visited-style-name="Visited_20_Internet_20_Link">https://www.elsevier.com/about/open-science/open-access/open-archive</text:a></text:p>
      <text:p text:style-name="P13">https://www.journals.elsevier.com/comptes-rendus-palevol</text:p>
      <text:h text:style-name="Heading_20_3" text:outline-level="3"><text:span text:style-name="T16">4.1 </text:span>L'éditeur permet-il d'autres usages <text:span text:style-name="T28">publics </text:span>(<text:span text:style-name="T4">mise en ligne sur un site web personnel, de laboratoire, ResearchGate, etc.)?</text:span></text:h>
      <text:p text:style-name="P12">Preprints -&gt; voir 4.2</text:p>
      <text:p text:style-name="P11">L'éditeur permet la mise en ligne <text:span text:style-name="T22">du</text:span> manuscrit accepté <text:span text:style-name="T28">sans embargo dans les cas suivants :</text:span></text:p>
      <text:list xml:id="list1073637296" text:style-name="L4">
        <text:list-item>
          <text:p text:style-name="P47">mise à jour d'un dépôt de preprint sur ArXiv et RePEc,</text:p>
        </text:list-item>
        <text:list-item>
          <text:p text:style-name="P47">mise en ligne sur <text:span text:style-name="T29">le site web personnel de l'auteur.</text:span></text:p>
        </text:list-item>
      </text:list>
      <text:p text:style-name="P29">La mise en ligne du manuscrit accepté sur un réseau social scientifique est permise :</text:p>
      <text:list xml:id="list487759790" text:style-name="L5">
        <text:list-item>
          <text:p text:style-name="P48"><text:span text:style-name="T38">à l'issue de la période d'</text:span>embargo, </text:p>
        </text:list-item>
        <text:list-item>
          <text:p text:style-name="P49"><text:span text:style-name="T30">et seulement si ce dernier est signataire des "</text:span>STM sharing principles", <text:span text:style-name="T23">comme par exemple Mendeley, ReadCube, Figshare. ResearchGate ne fait pas partie des services qui ont adhéré à ces principes.</text:span></text:p>
        </text:list-item>
      </text:list>
      <text:h text:style-name="Heading_20_3" text:outline-level="3"><text:span text:style-name="T16">4.2 </text:span>Point<text:span text:style-name="T6">s</text:span> de vigilance, remarque<text:span text:style-name="T6">s</text:span></text:h>
      <text:h text:style-name="Heading_20_4" text:outline-level="4">Preprint<text:span text:style-name="T21">s</text:span></text:h>
      <text:p text:style-name="P9">Si les preprints peuvent être partagés à tout moment et partout, il convient de prendre en compte les 2 limites suivantes.</text:p>
      <text:list xml:id="list1837226650" text:style-name="L6">
        <text:list-item>
          <text:p text:style-name="P50">Un preprint ne doit pas être augmenté en vue de constituer un substitut à une version plus aboutie de l'article, il doit s'agir du manuscrit soumis.</text:p>
        </text:list-item>
      </text:list>
      <text:list xml:id="list1883708533" text:style-name="L7">
        <text:list-item>
          <text:p text:style-name="P51"><text:span text:style-name="T21">Certaines revues, co-publiées avec des sociétés savantes ou pratiquant le "</text:span><text:span text:style-name="T27">double blind peer-review"</text:span><text:span text:style-name="T21">, peuvent avoir une politique différente et ne pas autoriser la diffusion des preprints.</text:span></text:p>
        </text:list-item>
      </text:list>
      <text:h text:style-name="Heading_20_4" text:outline-level="4">Open archive <text:span text:style-name="T31"><text:s/></text:span></text:h>
      <text:p text:style-name="P13">Pour les revues participant à ce programme, les articles sont en lecture gratuite après une période d'embargo déterminée, de 12 à 48 mois en fonction des titres. <text:span text:style-name="T32">Certains articles sont disponibles sous la licence "Elsevier user licence".</text:span></text:p>
      <text:p text:style-name="P13">Cette période est de 36 mois par exemple pour les <text:span text:style-name="T26">Comptes rendus</text:span> <text:span text:style-name="T26">de l'Académie des sciences</text:span>. NB ces titres ne sont plus publiés par Elsevier depuis début 2020.</text:p>
      <text:p text:style-name="Quotations">From the 1st January 2020, the <text:span text:style-name="Emphasis">Comptes Rendus de l'Academie des Sciences</text:span> will be published by the Centre Mersenne for Open Scientific Publishing (<text:a xlink:type="simple" xlink:href="https://www.centre-mersenne.org/" text:style-name="Internet_20_link" text:visited-style-name="Visited_20_Internet_20_Link">https://www.centre-mersenne.org</text:a>) for <text:span text:style-name="Emphasis">Mathematique, Physique, Mecanique, Chimie, Geoscience </text:span>and <text:span text:style-name="Emphasis">Biologies</text:span> journals, and by the Museum national d'Histoire Naturelle (<text:a xlink:type="simple" xlink:href="https://www.mnhn.fr/" text:style-name="Internet_20_link" text:visited-style-name="Visited_20_Internet_20_Link">https://www.mnhn.fr</text:a>) for <text:span text:style-name="Emphasis">Palevol</text:span>. 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color="#333333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>"Publier des articles en libre accès en chimie" - ED n° 40 Sciences chimiques - 2020-01-3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15S</meta:editing-duration>
    <meta:editing-cycles>15</meta:editing-cycles>
    <meta:generator>LibreOffice/5.3.5.2$Windows_x86 LibreOffice_project/50d9bf2b0a79cdb85a3814b592608037a682059d</meta:generator>
    <dc:date>2020-01-31T12:08:08.066000000</dc:date>
    <meta:document-statistic meta:table-count="0" meta:image-count="0" meta:object-count="0" meta:page-count="4" meta:paragraph-count="89" meta:word-count="886" meta:character-count="6981" meta:non-whitespace-character-count="6199"/>
    <meta:user-defined meta:name="Info 1"/>
    <meta:user-defined meta:name="Info 2"/>
    <meta:user-defined meta:name="Info 3"/>
    <meta:user-defined meta:name="Info 4"/>
  </office:meta>
</office:document-meta>
</file>